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ObjectReplacements/Object 1" manifest:media-type="application/x-openoffice-gdimetafile;windows_formatname=&quot;GDIMetaFile&quot;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669900"/>
    </style:style>
    <style:style style:name="ce2" style:family="table-cell" style:parent-style-name="Default">
      <style:table-cell-properties fo:background-color="transparent"/>
    </style:style>
    <style:style style:name="ce3" style:family="table-cell" style:parent-style-name="Default" style:data-style-name="N122"/>
    <style:style style:name="ce4" style:family="table-cell" style:parent-style-name="Default" style:data-style-name="N122">
      <style:table-cell-properties fo:background-color="#669900"/>
    </style:style>
    <style:style style:name="ce5" style:family="table-cell" style:parent-style-name="Default" style:data-style-name="N122">
      <style:table-cell-properties fo:background-color="transparent"/>
    </style:style>
    <style:style style:name="gr1" style:family="graphic">
      <style:graphic-properties draw:stroke="none" draw:fill="none" draw:ole-draw-aspect="1"/>
    </style:style>
  </office:automatic-styles>
  <office:body>
    <office:spreadsheet>
      <table:table table:name="Sheet1" table:style-name="ta1">
        <table:shapes>
          <draw:frame draw:z-index="0" draw:style-name="gr1" svg:width="4.0295in" svg:height="3.5429in" svg:x="7.9886in" svg:y="1.8709in">
            <draw:object draw:notify-on-update-of-ranges="Sheet1.G12:Sheet1.G63 Sheet1.H12:Sheet1.H63"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number-columns-repeated="10" table:default-cell-style-name="Default"/>
        <table:table-row table:style-name="ro1">
          <table:table-cell table:number-columns-repeated="10"/>
        </table:table-row>
        <table:table-row table:style-name="ro1">
          <table:table-cell/>
          <table:table-cell office:value-type="string" calcext:value-type="string">
            <text:p>Parte de concreto</text:p>
          </table:table-cell>
          <table:table-cell table:number-columns-repeated="2"/>
          <table:table-cell office:value-type="string" calcext:value-type="string">
            <text:p>Parte de acero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x (cm)</text:p>
          </table:table-cell>
          <table:table-cell office:value-type="string" calcext:value-type="string">
            <text:p>y (cm)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75" calcext:value-type="float">
            <text:p>-37.75</text:p>
          </table:table-cell>
          <table:table-cell office:value-type="float" office:value="-18.48" calcext:value-type="float">
            <text:p>-18.48</text:p>
          </table:table-cell>
          <table:table-cell table:number-columns-repeated="2"/>
          <table:table-cell office:value-type="string" calcext:value-type="string">
            <text:p>r</text:p>
          </table:table-cell>
          <table:table-cell table:formula="of:=[.J4]" office:value-type="float" office:value="1.90492327994993" calcext:value-type="float">
            <text:p>1.9049232799</text:p>
          </table:table-cell>
          <table:table-cell table:number-columns-repeated="2"/>
          <table:table-cell table:formula="of:=SQRT(11.4/PI())" office:value-type="float" office:value="1.90492327994993" calcext:value-type="float">
            <text:p>1.9049232799</text:p>
          </table:table-cell>
        </table:table-row>
        <table:table-row table:style-name="ro1">
          <table:table-cell/>
          <table:table-cell office:value-type="float" office:value="-33.33" calcext:value-type="float">
            <text:p>-33.33</text:p>
          </table:table-cell>
          <table:table-cell office:value-type="float" office:value="-20.42" calcext:value-type="float">
            <text:p>-20.42</text:p>
          </table:table-cell>
          <table:table-cell table:number-columns-repeated="2"/>
          <table:table-cell office:value-type="string" calcext:value-type="string">
            <text:p>cx</text:p>
          </table:table-cell>
          <table:table-cell office:value-type="float" office:value="0" calcext:value-type="float">
            <text:p>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2.73" calcext:value-type="float">
            <text:p>-32.73</text:p>
          </table:table-cell>
          <table:table-cell office:value-type="float" office:value="-24.5" calcext:value-type="float">
            <text:p>-24.5</text:p>
          </table:table-cell>
          <table:table-cell table:number-columns-repeated="2"/>
          <table:table-cell office:value-type="string" calcext:value-type="string">
            <text:p>cy</text:p>
          </table:table-cell>
          <table:table-cell office:value-type="float" office:value="-20" calcext:value-type="float">
            <text:p>-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30.8" calcext:value-type="float">
            <text:p>-30.8</text:p>
          </table:table-cell>
          <table:table-cell office:value-type="float" office:value="-25.79" calcext:value-type="float">
            <text:p>-25.79</text:p>
          </table:table-cell>
          <table:table-cell table:number-columns-repeated="2"/>
          <table:table-cell office:value-type="string" calcext:value-type="string">
            <text:p>n_lados</text:p>
          </table:table-cell>
          <table:table-cell office:value-type="float" office:value="20" calcext:value-type="float">
            <text:p>20</text:p>
          </table:table-cell>
          <table:table-cell table:number-columns-repeated="3"/>
        </table:table-row>
        <table:table-row table:style-name="ro1">
          <table:table-cell/>
          <table:table-cell office:value-type="float" office:value="-29.08" calcext:value-type="float">
            <text:p>-29.08</text:p>
          </table:table-cell>
          <table:table-cell office:value-type="float" office:value="-24.72" calcext:value-type="float">
            <text:p>-24.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43" calcext:value-type="float">
            <text:p>-23.43</text:p>
          </table:table-cell>
          <table:table-cell office:value-type="float" office:value="-25.53" calcext:value-type="float">
            <text:p>-25.53</text:p>
          </table:table-cell>
          <table:table-cell table:number-columns-repeated="2"/>
          <table:table-cell office:value-type="string" calcext:value-type="string">
            <text:p>d_ang</text:p>
          </table:table-cell>
          <table:table-cell table:formula="of:=2*PI()/[.G7]" office:value-type="float" office:value="0.314159265358979" calcext:value-type="float">
            <text:p>0.3141592654</text:p>
          </table:table-cell>
          <table:table-cell table:number-columns-repeated="3"/>
        </table:table-row>
        <table:table-row table:style-name="ro1">
          <table:table-cell/>
          <table:table-cell table:number-columns-repeated="2" office:value-type="float" office:value="-21.28" calcext:value-type="float">
            <text:p>-21.2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26" calcext:value-type="float">
            <text:p>-15.26</text:p>
          </table:table-cell>
          <table:table-cell office:value-type="float" office:value="-20.67" calcext:value-type="float">
            <text:p>-20.67</text:p>
          </table:table-cell>
          <table:table-cell table:number-columns-repeated="2"/>
          <table:table-cell office:value-type="string" calcext:value-type="string">
            <text:p>Nodo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5.04" calcext:value-type="float">
            <text:p>-15.04</text:p>
          </table:table-cell>
          <table:table-cell office:value-type="float" office:value="-22.11" calcext:value-type="float">
            <text:p>-22.11</text:p>
          </table:table-cell>
          <table:table-cell table:number-columns-repeated="2"/>
          <table:table-cell office:value-type="float" office:value="0" calcext:value-type="float">
            <text:p>0</text:p>
          </table:table-cell>
          <table:table-cell table:style-name="ce3" table:formula="of:=[.$G$4]*COS([.F12]*[.$G$9])+[.$G$5]" office:value-type="float" office:value="1.90492327994993" calcext:value-type="float">
            <text:p>1.9049</text:p>
          </table:table-cell>
          <table:table-cell table:style-name="ce3" table:formula="of:=[.$G$4]*SIN([.F12]*[.$G$9])+[.$G$6]" office:value-type="float" office:value="-20" calcext:value-type="float">
            <text:p>-20.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1.51" calcext:value-type="float">
            <text:p>-11.51</text:p>
          </table:table-cell>
          <table:table-cell office:value-type="float" office:value="-24.04" calcext:value-type="float">
            <text:p>-24.0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style-name="ce3" table:formula="of:=[.$G$4]*COS([.F13]*[.$G$9])+[.$G$5]" office:value-type="float" office:value="1.81168969843872" calcext:value-type="float">
            <text:p>1.8117</text:p>
          </table:table-cell>
          <table:table-cell table:style-name="ce3" table:formula="of:=[.$G$4]*SIN([.F13]*[.$G$9])+[.$G$6]" office:value-type="float" office:value="-19.411346333515" calcext:value-type="float">
            <text:p>-19.4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.16" calcext:value-type="float">
            <text:p>-12.16</text:p>
          </table:table-cell>
          <table:table-cell office:value-type="float" office:value="-25.89" calcext:value-type="float">
            <text:p>-25.89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table:style-name="ce3" table:formula="of:=[.$G$4]*COS([.F14]*[.$G$9])+[.$G$5]" office:value-type="float" office:value="1.54111530645996" calcext:value-type="float">
            <text:p>1.5411</text:p>
          </table:table-cell>
          <table:table-cell table:style-name="ce3" table:formula="of:=[.$G$4]*SIN([.F14]*[.$G$9])+[.$G$6]" office:value-type="float" office:value="-18.8803141892968" calcext:value-type="float">
            <text:p>-18.8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3.84" calcext:value-type="float">
            <text:p>-13.84</text:p>
          </table:table-cell>
          <table:table-cell office:value-type="float" office:value="-24.94" calcext:value-type="float">
            <text:p>-24.94</text:p>
          </table:table-cell>
          <table:table-cell table:number-columns-repeated="2"/>
          <table:table-cell office:value-type="float" office:value="3" calcext:value-type="float">
            <text:p>3</text:p>
          </table:table-cell>
          <table:table-cell table:style-name="ce3" table:formula="of:=[.$G$4]*COS([.F15]*[.$G$9])+[.$G$5]" office:value-type="float" office:value="1.11968581070318" calcext:value-type="float">
            <text:p>1.1197</text:p>
          </table:table-cell>
          <table:table-cell table:style-name="ce3" table:formula="of:=[.$G$4]*SIN([.F15]*[.$G$9])+[.$G$6]" office:value-type="float" office:value="-18.45888469354" calcext:value-type="float">
            <text:p>-18.4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3.96" calcext:value-type="float">
            <text:p>-13.96</text:p>
          </table:table-cell>
          <table:table-cell office:value-type="float" office:value="-29.26" calcext:value-type="float">
            <text:p>-29.26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table:style-name="ce3" table:formula="of:=[.$G$4]*COS([.F16]*[.$G$9])+[.$G$5]" office:value-type="float" office:value="0.588653666484995" calcext:value-type="float">
            <text:p>0.5887</text:p>
          </table:table-cell>
          <table:table-cell table:style-name="ce3" table:formula="of:=[.$G$4]*SIN([.F16]*[.$G$9])+[.$G$6]" office:value-type="float" office:value="-18.1883103015613" calcext:value-type="float">
            <text:p>-18.1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2.96" calcext:value-type="float">
            <text:p>-12.96</text:p>
          </table:table-cell>
          <table:table-cell office:value-type="float" office:value="-29.8" calcext:value-type="float">
            <text:p>-29.8</text:p>
          </table:table-cell>
          <table:table-cell table:number-columns-repeated="2"/>
          <table:table-cell office:value-type="float" office:value="5" calcext:value-type="float">
            <text:p>5</text:p>
          </table:table-cell>
          <table:table-cell table:style-name="ce3" table:formula="of:=[.$G$4]*COS([.F17]*[.$G$9])+[.$G$5]" office:value-type="float" office:value="1.16642909870598E-016" calcext:value-type="float">
            <text:p>0.0000</text:p>
          </table:table-cell>
          <table:table-cell table:style-name="ce3" table:formula="of:=[.$G$4]*SIN([.F17]*[.$G$9])+[.$G$6]" office:value-type="float" office:value="-18.0950767200501" calcext:value-type="float">
            <text:p>-18.09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3.22" calcext:value-type="float">
            <text:p>-13.22</text:p>
          </table:table-cell>
          <table:table-cell office:value-type="float" office:value="-31.2" calcext:value-type="float">
            <text:p>-31.2</text:p>
          </table:table-cell>
          <table:table-cell table:number-columns-repeated="2"/>
          <table:table-cell office:value-type="float" office:value="6" calcext:value-type="float">
            <text:p>6</text:p>
          </table:table-cell>
          <table:table-cell table:style-name="ce3" table:formula="of:=[.$G$4]*COS([.F18]*[.$G$9])+[.$G$5]" office:value-type="float" office:value="-0.588653666484995" calcext:value-type="float">
            <text:p>-0.5887</text:p>
          </table:table-cell>
          <table:table-cell table:style-name="ce3" table:formula="of:=[.$G$4]*SIN([.F18]*[.$G$9])+[.$G$6]" office:value-type="float" office:value="-18.1883103015613" calcext:value-type="float">
            <text:p>-18.1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-5.89" calcext:value-type="float">
            <text:p>-5.89</text:p>
          </table:table-cell>
          <table:table-cell office:value-type="float" office:value="-31.59" calcext:value-type="float">
            <text:p>-31.59</text:p>
          </table:table-cell>
          <table:table-cell table:number-columns-repeated="2"/>
          <table:table-cell office:value-type="float" office:value="7" calcext:value-type="float">
            <text:p>7</text:p>
          </table:table-cell>
          <table:table-cell table:style-name="ce3" table:formula="of:=[.$G$4]*COS([.F19]*[.$G$9])+[.$G$5]" office:value-type="float" office:value="-1.11968581070318" calcext:value-type="float">
            <text:p>-1.1197</text:p>
          </table:table-cell>
          <table:table-cell table:style-name="ce3" table:formula="of:=[.$G$4]*SIN([.F19]*[.$G$9])+[.$G$6]" office:value-type="float" office:value="-18.45888469354" calcext:value-type="float">
            <text:p>-18.4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-1.24" calcext:value-type="float">
            <text:p>-1.24</text:p>
          </table:table-cell>
          <table:table-cell office:value-type="float" office:value="-29.13" calcext:value-type="float">
            <text:p>-29.13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3" table:formula="of:=[.$G$4]*COS([.F20]*[.$G$9])+[.$G$5]" office:value-type="float" office:value="-1.54111530645996" calcext:value-type="float">
            <text:p>-1.5411</text:p>
          </table:table-cell>
          <table:table-cell table:style-name="ce3" table:formula="of:=[.$G$4]*SIN([.F20]*[.$G$9])+[.$G$6]" office:value-type="float" office:value="-18.8803141892968" calcext:value-type="float">
            <text:p>-18.8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0.84" calcext:value-type="float">
            <text:p>0.84</text:p>
          </table:table-cell>
          <table:table-cell office:value-type="float" office:value="-30" calcext:value-type="float">
            <text:p>-30</text:p>
          </table:table-cell>
          <table:table-cell table:number-columns-repeated="2"/>
          <table:table-cell office:value-type="float" office:value="9" calcext:value-type="float">
            <text:p>9</text:p>
          </table:table-cell>
          <table:table-cell table:style-name="ce3" table:formula="of:=[.$G$4]*COS([.F21]*[.$G$9])+[.$G$5]" office:value-type="float" office:value="-1.81168969843872" calcext:value-type="float">
            <text:p>-1.8117</text:p>
          </table:table-cell>
          <table:table-cell table:style-name="ce3" table:formula="of:=[.$G$4]*SIN([.F21]*[.$G$9])+[.$G$6]" office:value-type="float" office:value="-19.411346333515" calcext:value-type="float">
            <text:p>-19.4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66" calcext:value-type="float">
            <text:p>1.66</text:p>
          </table:table-cell>
          <table:table-cell office:value-type="float" office:value="-32.35" calcext:value-type="float">
            <text:p>-32.35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 table:style-name="ce3" table:formula="of:=[.$G$4]*COS([.F22]*[.$G$9])+[.$G$5]" office:value-type="float" office:value="-1.90492327994993" calcext:value-type="float">
            <text:p>-1.9049</text:p>
          </table:table-cell>
          <table:table-cell table:style-name="ce3" table:formula="of:=[.$G$4]*SIN([.F22]*[.$G$9])+[.$G$6]" office:value-type="float" office:value="-20" calcext:value-type="float">
            <text:p>-20.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-0.74" calcext:value-type="float">
            <text:p>-0.74</text:p>
          </table:table-cell>
          <table:table-cell office:value-type="float" office:value="-33.83" calcext:value-type="float">
            <text:p>-33.83</text:p>
          </table:table-cell>
          <table:table-cell table:number-columns-repeated="2"/>
          <table:table-cell office:value-type="float" office:value="11" calcext:value-type="float">
            <text:p>11</text:p>
          </table:table-cell>
          <table:table-cell table:style-name="ce3" table:formula="of:=[.$G$4]*COS([.F23]*[.$G$9])+[.$G$5]" office:value-type="float" office:value="-1.81168969843872" calcext:value-type="float">
            <text:p>-1.8117</text:p>
          </table:table-cell>
          <table:table-cell table:style-name="ce3" table:formula="of:=[.$G$4]*SIN([.F23]*[.$G$9])+[.$G$6]" office:value-type="float" office:value="-20.588653666485" calcext:value-type="float">
            <text:p>-20.58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3" calcext:value-type="float">
            <text:p>1.23</text:p>
          </table:table-cell>
          <table:table-cell office:value-type="float" office:value="-34.26" calcext:value-type="float">
            <text:p>-34.26</text:p>
          </table:table-cell>
          <table:table-cell table:number-columns-repeated="2"/>
          <table:table-cell office:value-type="float" office:value="12" calcext:value-type="float">
            <text:p>12</text:p>
          </table:table-cell>
          <table:table-cell table:style-name="ce3" table:formula="of:=[.$G$4]*COS([.F24]*[.$G$9])+[.$G$5]" office:value-type="float" office:value="-1.54111530645996" calcext:value-type="float">
            <text:p>-1.5411</text:p>
          </table:table-cell>
          <table:table-cell table:style-name="ce3" table:formula="of:=[.$G$4]*SIN([.F24]*[.$G$9])+[.$G$6]" office:value-type="float" office:value="-21.1196858107032" calcext:value-type="float">
            <text:p>-21.1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.23" calcext:value-type="float">
            <text:p>1.23</text:p>
          </table:table-cell>
          <table:table-cell office:value-type="float" office:value="-35.03" calcext:value-type="float">
            <text:p>-35.03</text:p>
          </table:table-cell>
          <table:table-cell table:number-columns-repeated="2"/>
          <table:table-cell office:value-type="float" office:value="13" calcext:value-type="float">
            <text:p>13</text:p>
          </table:table-cell>
          <table:table-cell table:style-name="ce3" table:formula="of:=[.$G$4]*COS([.F25]*[.$G$9])+[.$G$5]" office:value-type="float" office:value="-1.11968581070318" calcext:value-type="float">
            <text:p>-1.1197</text:p>
          </table:table-cell>
          <table:table-cell table:style-name="ce3" table:formula="of:=[.$G$4]*SIN([.F25]*[.$G$9])+[.$G$6]" office:value-type="float" office:value="-21.54111530646" calcext:value-type="float">
            <text:p>-21.5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81" calcext:value-type="float">
            <text:p>2.81</text:p>
          </table:table-cell>
          <table:table-cell office:value-type="float" office:value="-35.08" calcext:value-type="float">
            <text:p>-35.08</text:p>
          </table:table-cell>
          <table:table-cell table:number-columns-repeated="2"/>
          <table:table-cell office:value-type="float" office:value="14" calcext:value-type="float">
            <text:p>14</text:p>
          </table:table-cell>
          <table:table-cell table:style-name="ce3" table:formula="of:=[.$G$4]*COS([.F26]*[.$G$9])+[.$G$5]" office:value-type="float" office:value="-0.588653666484995" calcext:value-type="float">
            <text:p>-0.5887</text:p>
          </table:table-cell>
          <table:table-cell table:style-name="ce3" table:formula="of:=[.$G$4]*SIN([.F26]*[.$G$9])+[.$G$6]" office:value-type="float" office:value="-21.8116896984387" calcext:value-type="float">
            <text:p>-21.8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.98" calcext:value-type="float">
            <text:p>2.98</text:p>
          </table:table-cell>
          <table:table-cell office:value-type="float" office:value="-34.09" calcext:value-type="float">
            <text:p>-34.09</text:p>
          </table:table-cell>
          <table:table-cell table:number-columns-repeated="2"/>
          <table:table-cell office:value-type="float" office:value="15" calcext:value-type="float">
            <text:p>15</text:p>
          </table:table-cell>
          <table:table-cell table:style-name="ce3" table:formula="of:=[.$G$4]*COS([.F27]*[.$G$9])+[.$G$5]" office:value-type="float" office:value="-3.49928729611795E-016" calcext:value-type="float">
            <text:p>0.0000</text:p>
          </table:table-cell>
          <table:table-cell table:style-name="ce3" table:formula="of:=[.$G$4]*SIN([.F27]*[.$G$9])+[.$G$6]" office:value-type="float" office:value="-21.9049232799499" calcext:value-type="float">
            <text:p>-21.9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4.29" calcext:value-type="float">
            <text:p>4.29</text:p>
          </table:table-cell>
          <table:table-cell office:value-type="float" office:value="-33.98" calcext:value-type="float">
            <text:p>-33.98</text:p>
          </table:table-cell>
          <table:table-cell table:number-columns-repeated="2"/>
          <table:table-cell office:value-type="float" office:value="16" calcext:value-type="float">
            <text:p>16</text:p>
          </table:table-cell>
          <table:table-cell table:style-name="ce3" table:formula="of:=[.$G$4]*COS([.F28]*[.$G$9])+[.$G$5]" office:value-type="float" office:value="0.588653666484995" calcext:value-type="float">
            <text:p>0.5887</text:p>
          </table:table-cell>
          <table:table-cell table:style-name="ce3" table:formula="of:=[.$G$4]*SIN([.F28]*[.$G$9])+[.$G$6]" office:value-type="float" office:value="-21.8116896984387" calcext:value-type="float">
            <text:p>-21.8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6.37" calcext:value-type="float">
            <text:p>6.37</text:p>
          </table:table-cell>
          <table:table-cell office:value-type="float" office:value="-34.69" calcext:value-type="float">
            <text:p>-34.69</text:p>
          </table:table-cell>
          <table:table-cell table:number-columns-repeated="2"/>
          <table:table-cell office:value-type="float" office:value="17" calcext:value-type="float">
            <text:p>17</text:p>
          </table:table-cell>
          <table:table-cell table:style-name="ce3" table:formula="of:=[.$G$4]*COS([.F29]*[.$G$9])+[.$G$5]" office:value-type="float" office:value="1.11968581070318" calcext:value-type="float">
            <text:p>1.1197</text:p>
          </table:table-cell>
          <table:table-cell table:style-name="ce3" table:formula="of:=[.$G$4]*SIN([.F29]*[.$G$9])+[.$G$6]" office:value-type="float" office:value="-21.54111530646" calcext:value-type="float">
            <text:p>-21.5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7.3" calcext:value-type="float">
            <text:p>7.3</text:p>
          </table:table-cell>
          <table:table-cell office:value-type="float" office:value="-33.38" calcext:value-type="float">
            <text:p>-33.38</text:p>
          </table:table-cell>
          <table:table-cell table:number-columns-repeated="2"/>
          <table:table-cell office:value-type="float" office:value="18" calcext:value-type="float">
            <text:p>18</text:p>
          </table:table-cell>
          <table:table-cell table:style-name="ce3" table:formula="of:=[.$G$4]*COS([.F30]*[.$G$9])+[.$G$5]" office:value-type="float" office:value="1.54111530645996" calcext:value-type="float">
            <text:p>1.5411</text:p>
          </table:table-cell>
          <table:table-cell table:style-name="ce3" table:formula="of:=[.$G$4]*SIN([.F30]*[.$G$9])+[.$G$6]" office:value-type="float" office:value="-21.1196858107032" calcext:value-type="float">
            <text:p>-21.1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8.56" calcext:value-type="float">
            <text:p>8.56</text:p>
          </table:table-cell>
          <table:table-cell office:value-type="float" office:value="-35.68" calcext:value-type="float">
            <text:p>-35.68</text:p>
          </table:table-cell>
          <table:table-cell table:number-columns-repeated="2"/>
          <table:table-cell office:value-type="float" office:value="19" calcext:value-type="float">
            <text:p>19</text:p>
          </table:table-cell>
          <table:table-cell table:style-name="ce3" table:formula="of:=[.$G$4]*COS([.F31]*[.$G$9])+[.$G$5]" office:value-type="float" office:value="1.81168969843872" calcext:value-type="float">
            <text:p>1.8117</text:p>
          </table:table-cell>
          <table:table-cell table:style-name="ce3" table:formula="of:=[.$G$4]*SIN([.F31]*[.$G$9])+[.$G$6]" office:value-type="float" office:value="-20.588653666485" calcext:value-type="float">
            <text:p>-20.58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0.04" calcext:value-type="float">
            <text:p>10.04</text:p>
          </table:table-cell>
          <table:table-cell office:value-type="float" office:value="-35.35" calcext:value-type="float">
            <text:p>-35.35</text:p>
          </table:table-cell>
          <table:table-cell table:number-columns-repeated="2"/>
          <table:table-cell table:style-name="ce1" office:value-type="float" office:value="20" calcext:value-type="float">
            <text:p>20</text:p>
          </table:table-cell>
          <table:table-cell table:style-name="ce4" table:formula="of:=[.$G$4]*COS([.F32]*[.$G$9])+[.$G$5]" office:value-type="float" office:value="1.90492327994993" calcext:value-type="float">
            <text:p>1.9049</text:p>
          </table:table-cell>
          <table:table-cell table:style-name="ce4" table:formula="of:=[.$G$4]*SIN([.F32]*[.$G$9])+[.$G$6]" office:value-type="float" office:value="-20" calcext:value-type="float">
            <text:p>-20.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3.1" calcext:value-type="float">
            <text:p>13.1</text:p>
          </table:table-cell>
          <table:table-cell office:value-type="float" office:value="-33.87" calcext:value-type="float">
            <text:p>-33.87</text:p>
          </table:table-cell>
          <table:table-cell table:number-columns-repeated="2"/>
          <table:table-cell table:style-name="ce2"/>
          <table:table-cell table:style-name="ce5" table:number-columns-repeated="2"/>
          <table:table-cell table:number-columns-repeated="2"/>
        </table:table-row>
        <table:table-row table:style-name="ro1">
          <table:table-cell/>
          <table:table-cell office:value-type="float" office:value="14.41" calcext:value-type="float">
            <text:p>14.41</text:p>
          </table:table-cell>
          <table:table-cell office:value-type="float" office:value="-34.04" calcext:value-type="float">
            <text:p>-34.04</text:p>
          </table:table-cell>
          <table:table-cell table:number-columns-repeated="2"/>
          <table:table-cell office:value-type="float" office:value="21" calcext:value-type="float">
            <text:p>21</text:p>
          </table:table-cell>
          <table:table-cell table:style-name="ce3" table:formula="of:=[.$G$4]*COS([.F34]*[.$G$9])+[.$G$5]" office:value-type="float" office:value="1.81168969843872" calcext:value-type="float">
            <text:p>1.8117</text:p>
          </table:table-cell>
          <table:table-cell table:style-name="ce3" table:formula="of:=[.$G$4]*SIN([.F34]*[.$G$9])+[.$G$6]" office:value-type="float" office:value="-19.411346333515" calcext:value-type="float">
            <text:p>-19.4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75" calcext:value-type="float">
            <text:p>17.75</text:p>
          </table:table-cell>
          <table:table-cell office:value-type="float" office:value="-33.66" calcext:value-type="float">
            <text:p>-33.66</text:p>
          </table:table-cell>
          <table:table-cell table:number-columns-repeated="2"/>
          <table:table-cell office:value-type="float" office:value="22" calcext:value-type="float">
            <text:p>22</text:p>
          </table:table-cell>
          <table:table-cell table:style-name="ce3" table:formula="of:=[.$G$4]*COS([.F35]*[.$G$9])+[.$G$5]" office:value-type="float" office:value="1.54111530645996" calcext:value-type="float">
            <text:p>1.5411</text:p>
          </table:table-cell>
          <table:table-cell table:style-name="ce3" table:formula="of:=[.$G$4]*SIN([.F35]*[.$G$9])+[.$G$6]" office:value-type="float" office:value="-18.8803141892968" calcext:value-type="float">
            <text:p>-18.8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04" calcext:value-type="float">
            <text:p>17.04</text:p>
          </table:table-cell>
          <table:table-cell office:value-type="float" office:value="-35.73" calcext:value-type="float">
            <text:p>-35.73</text:p>
          </table:table-cell>
          <table:table-cell table:number-columns-repeated="2"/>
          <table:table-cell office:value-type="float" office:value="23" calcext:value-type="float">
            <text:p>23</text:p>
          </table:table-cell>
          <table:table-cell table:style-name="ce3" table:formula="of:=[.$G$4]*COS([.F36]*[.$G$9])+[.$G$5]" office:value-type="float" office:value="1.11968581070318" calcext:value-type="float">
            <text:p>1.1197</text:p>
          </table:table-cell>
          <table:table-cell table:style-name="ce3" table:formula="of:=[.$G$4]*SIN([.F36]*[.$G$9])+[.$G$6]" office:value-type="float" office:value="-18.45888469354" calcext:value-type="float">
            <text:p>-18.4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64" calcext:value-type="float">
            <text:p>17.64</text:p>
          </table:table-cell>
          <table:table-cell office:value-type="float" office:value="-35.9" calcext:value-type="float">
            <text:p>-35.9</text:p>
          </table:table-cell>
          <table:table-cell table:number-columns-repeated="2"/>
          <table:table-cell office:value-type="float" office:value="24" calcext:value-type="float">
            <text:p>24</text:p>
          </table:table-cell>
          <table:table-cell table:style-name="ce3" table:formula="of:=[.$G$4]*COS([.F37]*[.$G$9])+[.$G$5]" office:value-type="float" office:value="0.588653666484996" calcext:value-type="float">
            <text:p>0.5887</text:p>
          </table:table-cell>
          <table:table-cell table:style-name="ce3" table:formula="of:=[.$G$4]*SIN([.F37]*[.$G$9])+[.$G$6]" office:value-type="float" office:value="-18.1883103015613" calcext:value-type="float">
            <text:p>-18.1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19" calcext:value-type="float">
            <text:p>18.19</text:p>
          </table:table-cell>
          <table:table-cell office:value-type="float" office:value="-34.04" calcext:value-type="float">
            <text:p>-34.04</text:p>
          </table:table-cell>
          <table:table-cell table:number-columns-repeated="2"/>
          <table:table-cell office:value-type="float" office:value="25" calcext:value-type="float">
            <text:p>25</text:p>
          </table:table-cell>
          <table:table-cell table:style-name="ce3" table:formula="of:=[.$G$4]*COS([.F38]*[.$G$9])+[.$G$5]" office:value-type="float" office:value="5.83214549352991E-016" calcext:value-type="float">
            <text:p>0.0000</text:p>
          </table:table-cell>
          <table:table-cell table:style-name="ce3" table:formula="of:=[.$G$4]*SIN([.F38]*[.$G$9])+[.$G$6]" office:value-type="float" office:value="-18.0950767200501" calcext:value-type="float">
            <text:p>-18.09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12" calcext:value-type="float">
            <text:p>19.12</text:p>
          </table:table-cell>
          <table:table-cell office:value-type="float" office:value="-33.87" calcext:value-type="float">
            <text:p>-33.87</text:p>
          </table:table-cell>
          <table:table-cell table:number-columns-repeated="2"/>
          <table:table-cell office:value-type="float" office:value="26" calcext:value-type="float">
            <text:p>26</text:p>
          </table:table-cell>
          <table:table-cell table:style-name="ce3" table:formula="of:=[.$G$4]*COS([.F39]*[.$G$9])+[.$G$5]" office:value-type="float" office:value="-0.588653666484994" calcext:value-type="float">
            <text:p>-0.5887</text:p>
          </table:table-cell>
          <table:table-cell table:style-name="ce3" table:formula="of:=[.$G$4]*SIN([.F39]*[.$G$9])+[.$G$6]" office:value-type="float" office:value="-18.1883103015613" calcext:value-type="float">
            <text:p>-18.1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2" calcext:value-type="float">
            <text:p>20.2</text:p>
          </table:table-cell>
          <table:table-cell office:value-type="float" office:value="-32.95" calcext:value-type="float">
            <text:p>-32.95</text:p>
          </table:table-cell>
          <table:table-cell table:number-columns-repeated="2"/>
          <table:table-cell office:value-type="float" office:value="27" calcext:value-type="float">
            <text:p>27</text:p>
          </table:table-cell>
          <table:table-cell table:style-name="ce3" table:formula="of:=[.$G$4]*COS([.F40]*[.$G$9])+[.$G$5]" office:value-type="float" office:value="-1.11968581070318" calcext:value-type="float">
            <text:p>-1.1197</text:p>
          </table:table-cell>
          <table:table-cell table:style-name="ce3" table:formula="of:=[.$G$4]*SIN([.F40]*[.$G$9])+[.$G$6]" office:value-type="float" office:value="-18.45888469354" calcext:value-type="float">
            <text:p>-18.4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2" calcext:value-type="float">
            <text:p>23.2</text:p>
          </table:table-cell>
          <table:table-cell office:value-type="float" office:value="-32.95" calcext:value-type="float">
            <text:p>-32.95</text:p>
          </table:table-cell>
          <table:table-cell table:number-columns-repeated="2"/>
          <table:table-cell office:value-type="float" office:value="28" calcext:value-type="float">
            <text:p>28</text:p>
          </table:table-cell>
          <table:table-cell table:style-name="ce3" table:formula="of:=[.$G$4]*COS([.F41]*[.$G$9])+[.$G$5]" office:value-type="float" office:value="-1.54111530645996" calcext:value-type="float">
            <text:p>-1.5411</text:p>
          </table:table-cell>
          <table:table-cell table:style-name="ce3" table:formula="of:=[.$G$4]*SIN([.F41]*[.$G$9])+[.$G$6]" office:value-type="float" office:value="-18.8803141892968" calcext:value-type="float">
            <text:p>-18.8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3.76" calcext:value-type="float">
            <text:p>23.76</text:p>
          </table:table-cell>
          <table:table-cell office:value-type="float" office:value="-31.29" calcext:value-type="float">
            <text:p>-31.29</text:p>
          </table:table-cell>
          <table:table-cell table:number-columns-repeated="2"/>
          <table:table-cell office:value-type="float" office:value="29" calcext:value-type="float">
            <text:p>29</text:p>
          </table:table-cell>
          <table:table-cell table:style-name="ce3" table:formula="of:=[.$G$4]*COS([.F42]*[.$G$9])+[.$G$5]" office:value-type="float" office:value="-1.81168969843872" calcext:value-type="float">
            <text:p>-1.8117</text:p>
          </table:table-cell>
          <table:table-cell table:style-name="ce3" table:formula="of:=[.$G$4]*SIN([.F42]*[.$G$9])+[.$G$6]" office:value-type="float" office:value="-19.411346333515" calcext:value-type="float">
            <text:p>-19.4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31" calcext:value-type="float">
            <text:p>22.31</text:p>
          </table:table-cell>
          <table:table-cell office:value-type="float" office:value="-29.06" calcext:value-type="float">
            <text:p>-29.06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 table:style-name="ce3" table:formula="of:=[.$G$4]*COS([.F43]*[.$G$9])+[.$G$5]" office:value-type="float" office:value="-1.90492327994993" calcext:value-type="float">
            <text:p>-1.9049</text:p>
          </table:table-cell>
          <table:table-cell table:style-name="ce3" table:formula="of:=[.$G$4]*SIN([.F43]*[.$G$9])+[.$G$6]" office:value-type="float" office:value="-20" calcext:value-type="float">
            <text:p>-20.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24.65" calcext:value-type="float">
            <text:p>24.65</text:p>
          </table:table-cell>
          <table:table-cell office:value-type="float" office:value="-23.94" calcext:value-type="float">
            <text:p>-23.94</text:p>
          </table:table-cell>
          <table:table-cell table:number-columns-repeated="2"/>
          <table:table-cell office:value-type="float" office:value="31" calcext:value-type="float">
            <text:p>31</text:p>
          </table:table-cell>
          <table:table-cell table:style-name="ce3" table:formula="of:=[.$G$4]*COS([.F44]*[.$G$9])+[.$G$5]" office:value-type="float" office:value="-1.81168969843872" calcext:value-type="float">
            <text:p>-1.8117</text:p>
          </table:table-cell>
          <table:table-cell table:style-name="ce3" table:formula="of:=[.$G$4]*SIN([.F44]*[.$G$9])+[.$G$6]" office:value-type="float" office:value="-20.588653666485" calcext:value-type="float">
            <text:p>-20.58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2.53" calcext:value-type="float">
            <text:p>22.53</text:p>
          </table:table-cell>
          <table:table-cell office:value-type="float" office:value="-22.53" calcext:value-type="float">
            <text:p>-22.53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table:style-name="ce3" table:formula="of:=[.$G$4]*COS([.F45]*[.$G$9])+[.$G$5]" office:value-type="float" office:value="-1.54111530645996" calcext:value-type="float">
            <text:p>-1.5411</text:p>
          </table:table-cell>
          <table:table-cell table:style-name="ce3" table:formula="of:=[.$G$4]*SIN([.F45]*[.$G$9])+[.$G$6]" office:value-type="float" office:value="-21.1196858107032" calcext:value-type="float">
            <text:p>-21.1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21.92" calcext:value-type="float">
            <text:p>21.92</text:p>
          </table:table-cell>
          <table:table-cell office:value-type="float" office:value="-19.27" calcext:value-type="float">
            <text:p>-19.27</text:p>
          </table:table-cell>
          <table:table-cell table:number-columns-repeated="2"/>
          <table:table-cell office:value-type="float" office:value="33" calcext:value-type="float">
            <text:p>33</text:p>
          </table:table-cell>
          <table:table-cell table:style-name="ce3" table:formula="of:=[.$G$4]*COS([.F46]*[.$G$9])+[.$G$5]" office:value-type="float" office:value="-1.11968581070318" calcext:value-type="float">
            <text:p>-1.1197</text:p>
          </table:table-cell>
          <table:table-cell table:style-name="ce3" table:formula="of:=[.$G$4]*SIN([.F46]*[.$G$9])+[.$G$6]" office:value-type="float" office:value="-21.54111530646" calcext:value-type="float">
            <text:p>-21.5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83" calcext:value-type="float">
            <text:p>19.83</text:p>
          </table:table-cell>
          <table:table-cell office:value-type="float" office:value="-18.92" calcext:value-type="float">
            <text:p>-18.92</text:p>
          </table:table-cell>
          <table:table-cell table:number-columns-repeated="2"/>
          <table:table-cell office:value-type="float" office:value="34" calcext:value-type="float">
            <text:p>34</text:p>
          </table:table-cell>
          <table:table-cell table:style-name="ce3" table:formula="of:=[.$G$4]*COS([.F47]*[.$G$9])+[.$G$5]" office:value-type="float" office:value="-0.588653666484996" calcext:value-type="float">
            <text:p>-0.5887</text:p>
          </table:table-cell>
          <table:table-cell table:style-name="ce3" table:formula="of:=[.$G$4]*SIN([.F47]*[.$G$9])+[.$G$6]" office:value-type="float" office:value="-21.8116896984387" calcext:value-type="float">
            <text:p>-21.8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35" calcext:value-type="float">
            <text:p>19.35</text:p>
          </table:table-cell>
          <table:table-cell office:value-type="float" office:value="-18.14" calcext:value-type="float">
            <text:p>-18.14</text:p>
          </table:table-cell>
          <table:table-cell table:number-columns-repeated="2"/>
          <table:table-cell office:value-type="float" office:value="35" calcext:value-type="float">
            <text:p>35</text:p>
          </table:table-cell>
          <table:table-cell table:style-name="ce3" table:formula="of:=[.$G$4]*COS([.F48]*[.$G$9])+[.$G$5]" office:value-type="float" office:value="-8.16500369094187E-016" calcext:value-type="float">
            <text:p>0.0000</text:p>
          </table:table-cell>
          <table:table-cell table:style-name="ce3" table:formula="of:=[.$G$4]*SIN([.F48]*[.$G$9])+[.$G$6]" office:value-type="float" office:value="-21.9049232799499" calcext:value-type="float">
            <text:p>-21.904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11" calcext:value-type="float">
            <text:p>18.11</text:p>
          </table:table-cell>
          <table:table-cell office:value-type="float" office:value="-13.28" calcext:value-type="float">
            <text:p>-13.28</text:p>
          </table:table-cell>
          <table:table-cell table:number-columns-repeated="2"/>
          <table:table-cell office:value-type="float" office:value="36" calcext:value-type="float">
            <text:p>36</text:p>
          </table:table-cell>
          <table:table-cell table:style-name="ce3" table:formula="of:=[.$G$4]*COS([.F49]*[.$G$9])+[.$G$5]" office:value-type="float" office:value="0.588653666484994" calcext:value-type="float">
            <text:p>0.5887</text:p>
          </table:table-cell>
          <table:table-cell table:style-name="ce3" table:formula="of:=[.$G$4]*SIN([.F49]*[.$G$9])+[.$G$6]" office:value-type="float" office:value="-21.8116896984387" calcext:value-type="float">
            <text:p>-21.811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9.44" calcext:value-type="float">
            <text:p>19.44</text:p>
          </table:table-cell>
          <table:table-cell office:value-type="float" office:value="-11.68" calcext:value-type="float">
            <text:p>-11.68</text:p>
          </table:table-cell>
          <table:table-cell table:number-columns-repeated="2"/>
          <table:table-cell office:value-type="float" office:value="37" calcext:value-type="float">
            <text:p>37</text:p>
          </table:table-cell>
          <table:table-cell table:style-name="ce3" table:formula="of:=[.$G$4]*COS([.F50]*[.$G$9])+[.$G$5]" office:value-type="float" office:value="1.11968581070318" calcext:value-type="float">
            <text:p>1.1197</text:p>
          </table:table-cell>
          <table:table-cell table:style-name="ce3" table:formula="of:=[.$G$4]*SIN([.F50]*[.$G$9])+[.$G$6]" office:value-type="float" office:value="-21.54111530646" calcext:value-type="float">
            <text:p>-21.5411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29" calcext:value-type="float">
            <text:p>18.29</text:p>
          </table:table-cell>
          <table:table-cell office:value-type="float" office:value="-9.74" calcext:value-type="float">
            <text:p>-9.74</text:p>
          </table:table-cell>
          <table:table-cell table:number-columns-repeated="2"/>
          <table:table-cell office:value-type="float" office:value="38" calcext:value-type="float">
            <text:p>38</text:p>
          </table:table-cell>
          <table:table-cell table:style-name="ce3" table:formula="of:=[.$G$4]*COS([.F51]*[.$G$9])+[.$G$5]" office:value-type="float" office:value="1.54111530645996" calcext:value-type="float">
            <text:p>1.5411</text:p>
          </table:table-cell>
          <table:table-cell table:style-name="ce3" table:formula="of:=[.$G$4]*SIN([.F51]*[.$G$9])+[.$G$6]" office:value-type="float" office:value="-21.1196858107032" calcext:value-type="float">
            <text:p>-21.119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7.22" calcext:value-type="float">
            <text:p>17.22</text:p>
          </table:table-cell>
          <table:table-cell office:value-type="float" office:value="-10.44" calcext:value-type="float">
            <text:p>-10.44</text:p>
          </table:table-cell>
          <table:table-cell table:number-columns-repeated="2"/>
          <table:table-cell office:value-type="float" office:value="39" calcext:value-type="float">
            <text:p>39</text:p>
          </table:table-cell>
          <table:table-cell table:style-name="ce3" table:formula="of:=[.$G$4]*COS([.F52]*[.$G$9])+[.$G$5]" office:value-type="float" office:value="1.81168969843872" calcext:value-type="float">
            <text:p>1.8117</text:p>
          </table:table-cell>
          <table:table-cell table:style-name="ce3" table:formula="of:=[.$G$4]*SIN([.F52]*[.$G$9])+[.$G$6]" office:value-type="float" office:value="-20.588653666485" calcext:value-type="float">
            <text:p>-20.5887</text:p>
          </table:table-cell>
          <table:table-cell table:number-columns-repeated="2"/>
        </table:table-row>
        <table:table-row table:style-name="ro1">
          <table:table-cell/>
          <table:table-cell office:value-type="float" office:value="14.57" calcext:value-type="float">
            <text:p>14.57</text:p>
          </table:table-cell>
          <table:table-cell office:value-type="float" office:value="-7.08" calcext:value-type="float">
            <text:p>-7.08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 table:style-name="ce3" table:formula="of:=[.$G$4]*COS([.F53]*[.$G$9])+[.$G$5]" office:value-type="float" office:value="1.90492327994993" calcext:value-type="float">
            <text:p>1.9049</text:p>
          </table:table-cell>
          <table:table-cell table:style-name="ce3" table:formula="of:=[.$G$4]*SIN([.F53]*[.$G$9])+[.$G$6]" office:value-type="float" office:value="-20" calcext:value-type="float">
            <text:p>-20.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16.6" calcext:value-type="float">
            <text:p>16.6</text:p>
          </table:table-cell>
          <table:table-cell office:value-type="float" office:value="-6.02" calcext:value-type="float">
            <text:p>-6.02</text:p>
          </table:table-cell>
          <table:table-cell table:number-columns-repeated="2"/>
          <table:table-cell office:value-type="float" office:value="41" calcext:value-type="float">
            <text:p>41</text:p>
          </table:table-cell>
          <table:table-cell table:style-name="ce3" table:formula="of:=[.$G$4]*COS([.F54]*[.$G$9])+[.$G$5]" office:value-type="float" office:value="1.81168969843872" calcext:value-type="float">
            <text:p>1.8117</text:p>
          </table:table-cell>
          <table:table-cell table:style-name="ce3" table:formula="of:=[.$G$4]*SIN([.F54]*[.$G$9])+[.$G$6]" office:value-type="float" office:value="-19.411346333515" calcext:value-type="float">
            <text:p>-19.4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5.98" calcext:value-type="float">
            <text:p>15.98</text:p>
          </table:table-cell>
          <table:table-cell office:value-type="float" office:value="-3.45" calcext:value-type="float">
            <text:p>-3.45</text:p>
          </table:table-cell>
          <table:table-cell table:number-columns-repeated="2"/>
          <table:table-cell office:value-type="float" office:value="42" calcext:value-type="float">
            <text:p>42</text:p>
          </table:table-cell>
          <table:table-cell table:style-name="ce3" table:formula="of:=[.$G$4]*COS([.F55]*[.$G$9])+[.$G$5]" office:value-type="float" office:value="1.54111530645996" calcext:value-type="float">
            <text:p>1.5411</text:p>
          </table:table-cell>
          <table:table-cell table:style-name="ce3" table:formula="of:=[.$G$4]*SIN([.F55]*[.$G$9])+[.$G$6]" office:value-type="float" office:value="-18.8803141892968" calcext:value-type="float">
            <text:p>-18.8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11" calcext:value-type="float">
            <text:p>18.11</text:p>
          </table:table-cell>
          <table:table-cell office:value-type="float" office:value="-1.59" calcext:value-type="float">
            <text:p>-1.59</text:p>
          </table:table-cell>
          <table:table-cell table:number-columns-repeated="2"/>
          <table:table-cell office:value-type="float" office:value="43" calcext:value-type="float">
            <text:p>43</text:p>
          </table:table-cell>
          <table:table-cell table:style-name="ce3" table:formula="of:=[.$G$4]*COS([.F56]*[.$G$9])+[.$G$5]" office:value-type="float" office:value="1.11968581070318" calcext:value-type="float">
            <text:p>1.1197</text:p>
          </table:table-cell>
          <table:table-cell table:style-name="ce3" table:formula="of:=[.$G$4]*SIN([.F56]*[.$G$9])+[.$G$6]" office:value-type="float" office:value="-18.45888469354" calcext:value-type="float">
            <text:p>-18.4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18.37" calcext:value-type="float">
            <text:p>18.37</text:p>
          </table:table-cell>
          <table:table-cell office:value-type="float" office:value="0.53" calcext:value-type="float">
            <text:p>0.53</text:p>
          </table:table-cell>
          <table:table-cell table:number-columns-repeated="2"/>
          <table:table-cell office:value-type="float" office:value="44" calcext:value-type="float">
            <text:p>44</text:p>
          </table:table-cell>
          <table:table-cell table:style-name="ce3" table:formula="of:=[.$G$4]*COS([.F57]*[.$G$9])+[.$G$5]" office:value-type="float" office:value="0.588653666484996" calcext:value-type="float">
            <text:p>0.5887</text:p>
          </table:table-cell>
          <table:table-cell table:style-name="ce3" table:formula="of:=[.$G$4]*SIN([.F57]*[.$G$9])+[.$G$6]" office:value-type="float" office:value="-18.1883103015613" calcext:value-type="float">
            <text:p>-18.1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0.68" calcext:value-type="float">
            <text:p>20.68</text:p>
          </table:table-cell>
          <table:table-cell office:value-type="float" office:value="-0.27" calcext:value-type="float">
            <text:p>-0.27</text:p>
          </table:table-cell>
          <table:table-cell table:number-columns-repeated="2"/>
          <table:table-cell office:value-type="float" office:value="45" calcext:value-type="float">
            <text:p>45</text:p>
          </table:table-cell>
          <table:table-cell table:style-name="ce3" table:formula="of:=[.$G$4]*COS([.F58]*[.$G$9])+[.$G$5]" office:value-type="float" office:value="1.04978618883538E-015" calcext:value-type="float">
            <text:p>0.0000</text:p>
          </table:table-cell>
          <table:table-cell table:style-name="ce3" table:formula="of:=[.$G$4]*SIN([.F58]*[.$G$9])+[.$G$6]" office:value-type="float" office:value="-18.0950767200501" calcext:value-type="float">
            <text:p>-18.0951</text:p>
          </table:table-cell>
          <table:table-cell table:number-columns-repeated="2"/>
        </table:table-row>
        <table:table-row table:style-name="ro1">
          <table:table-cell/>
          <table:table-cell office:value-type="float" office:value="25.02" calcext:value-type="float">
            <text:p>25.02</text:p>
          </table:table-cell>
          <table:table-cell office:value-type="float" office:value="-0.18" calcext:value-type="float">
            <text:p>-0.18</text:p>
          </table:table-cell>
          <table:table-cell table:number-columns-repeated="2"/>
          <table:table-cell office:value-type="float" office:value="46" calcext:value-type="float">
            <text:p>46</text:p>
          </table:table-cell>
          <table:table-cell table:style-name="ce3" table:formula="of:=[.$G$4]*COS([.F59]*[.$G$9])+[.$G$5]" office:value-type="float" office:value="-0.588653666484994" calcext:value-type="float">
            <text:p>-0.5887</text:p>
          </table:table-cell>
          <table:table-cell table:style-name="ce3" table:formula="of:=[.$G$4]*SIN([.F59]*[.$G$9])+[.$G$6]" office:value-type="float" office:value="-18.1883103015613" calcext:value-type="float">
            <text:p>-18.1883</text:p>
          </table:table-cell>
          <table:table-cell table:number-columns-repeated="2"/>
        </table:table-row>
        <table:table-row table:style-name="ro1">
          <table:table-cell/>
          <table:table-cell office:value-type="float" office:value="26.88" calcext:value-type="float">
            <text:p>26.88</text:p>
          </table:table-cell>
          <table:table-cell office:value-type="float" office:value="2.83" calcext:value-type="float">
            <text:p>2.83</text:p>
          </table:table-cell>
          <table:table-cell table:number-columns-repeated="2"/>
          <table:table-cell office:value-type="float" office:value="47" calcext:value-type="float">
            <text:p>47</text:p>
          </table:table-cell>
          <table:table-cell table:style-name="ce3" table:formula="of:=[.$G$4]*COS([.F60]*[.$G$9])+[.$G$5]" office:value-type="float" office:value="-1.11968581070318" calcext:value-type="float">
            <text:p>-1.1197</text:p>
          </table:table-cell>
          <table:table-cell table:style-name="ce3" table:formula="of:=[.$G$4]*SIN([.F60]*[.$G$9])+[.$G$6]" office:value-type="float" office:value="-18.45888469354" calcext:value-type="float">
            <text:p>-18.4589</text:p>
          </table:table-cell>
          <table:table-cell table:number-columns-repeated="2"/>
        </table:table-row>
        <table:table-row table:style-name="ro1">
          <table:table-cell/>
          <table:table-cell office:value-type="float" office:value="29.54" calcext:value-type="float">
            <text:p>29.54</text:p>
          </table:table-cell>
          <table:table-cell office:value-type="float" office:value="1.53" calcext:value-type="float">
            <text:p>1.53</text:p>
          </table:table-cell>
          <table:table-cell table:number-columns-repeated="2"/>
          <table:table-cell office:value-type="float" office:value="48" calcext:value-type="float">
            <text:p>48</text:p>
          </table:table-cell>
          <table:table-cell table:style-name="ce3" table:formula="of:=[.$G$4]*COS([.F61]*[.$G$9])+[.$G$5]" office:value-type="float" office:value="-1.54111530645996" calcext:value-type="float">
            <text:p>-1.5411</text:p>
          </table:table-cell>
          <table:table-cell table:style-name="ce3" table:formula="of:=[.$G$4]*SIN([.F61]*[.$G$9])+[.$G$6]" office:value-type="float" office:value="-18.8803141892968" calcext:value-type="float">
            <text:p>-18.880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35" calcext:value-type="float">
            <text:p>33.35</text:p>
          </table:table-cell>
          <table:table-cell office:value-type="float" office:value="1.09" calcext:value-type="float">
            <text:p>1.09</text:p>
          </table:table-cell>
          <table:table-cell table:number-columns-repeated="2"/>
          <table:table-cell office:value-type="float" office:value="49" calcext:value-type="float">
            <text:p>49</text:p>
          </table:table-cell>
          <table:table-cell table:style-name="ce3" table:formula="of:=[.$G$4]*COS([.F62]*[.$G$9])+[.$G$5]" office:value-type="float" office:value="-1.81168969843872" calcext:value-type="float">
            <text:p>-1.8117</text:p>
          </table:table-cell>
          <table:table-cell table:style-name="ce3" table:formula="of:=[.$G$4]*SIN([.F62]*[.$G$9])+[.$G$6]" office:value-type="float" office:value="-19.411346333515" calcext:value-type="float">
            <text:p>-19.4113</text:p>
          </table:table-cell>
          <table:table-cell table:number-columns-repeated="2"/>
        </table:table-row>
        <table:table-row table:style-name="ro1">
          <table:table-cell/>
          <table:table-cell office:value-type="float" office:value="33.61" calcext:value-type="float">
            <text:p>33.61</text:p>
          </table:table-cell>
          <table:table-cell office:value-type="float" office:value="4.54" calcext:value-type="float">
            <text:p>4.54</text:p>
          </table:table-cell>
          <table:table-cell table:number-columns-repeated="2"/>
          <table:table-cell office:value-type="float" office:value="50" calcext:value-type="float">
            <text:p>50</text:p>
          </table:table-cell>
          <table:table-cell table:style-name="ce3" table:formula="of:=[.$G$4]*COS([.F63]*[.$G$9])+[.$G$5]" office:value-type="float" office:value="-1.90492327994993" calcext:value-type="float">
            <text:p>-1.9049</text:p>
          </table:table-cell>
          <table:table-cell table:style-name="ce3" table:formula="of:=[.$G$4]*SIN([.F63]*[.$G$9])+[.$G$6]" office:value-type="float" office:value="-20" calcext:value-type="float">
            <text:p>-20.0000</text:p>
          </table:table-cell>
          <table:table-cell table:number-columns-repeated="2"/>
        </table:table-row>
        <table:table-row table:style-name="ro1">
          <table:table-cell/>
          <table:table-cell office:value-type="float" office:value="35.65" calcext:value-type="float">
            <text:p>35.65</text:p>
          </table:table-cell>
          <table:table-cell office:value-type="float" office:value="4.19" calcext:value-type="float">
            <text:p>4.1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.12" calcext:value-type="float">
            <text:p>35.12</text:p>
          </table:table-cell>
          <table:table-cell office:value-type="float" office:value="6.49" calcext:value-type="float">
            <text:p>6.49</text:p>
          </table:table-cell>
          <table:table-cell table:number-columns-repeated="7"/>
        </table:table-row>
        <table:table-row table:style-name="ro1">
          <table:table-cell/>
          <table:table-cell office:value-type="float" office:value="36" calcext:value-type="float">
            <text:p>36</text:p>
          </table:table-cell>
          <table:table-cell office:value-type="float" office:value="9.76" calcext:value-type="float">
            <text:p>9.7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.03" calcext:value-type="float">
            <text:p>35.03</text:p>
          </table:table-cell>
          <table:table-cell office:value-type="float" office:value="10.03" calcext:value-type="float">
            <text:p>10.03</text:p>
          </table:table-cell>
          <table:table-cell table:number-columns-repeated="7"/>
        </table:table-row>
        <table:table-row table:style-name="ro1">
          <table:table-cell/>
          <table:table-cell office:value-type="float" office:value="35.47" calcext:value-type="float">
            <text:p>35.47</text:p>
          </table:table-cell>
          <table:table-cell office:value-type="float" office:value="11.88" calcext:value-type="float">
            <text:p>11.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.07" calcext:value-type="float">
            <text:p>37.07</text:p>
          </table:table-cell>
          <table:table-cell office:value-type="float" office:value="11.88" calcext:value-type="float">
            <text:p>11.88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.66" calcext:value-type="float">
            <text:p>38.66</text:p>
          </table:table-cell>
          <table:table-cell office:value-type="float" office:value="10.38" calcext:value-type="float">
            <text:p>10.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42.82" calcext:value-type="float">
            <text:p>42.82</text:p>
          </table:table-cell>
          <table:table-cell office:value-type="float" office:value="9.41" calcext:value-type="float">
            <text:p>9.4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7.61" calcext:value-type="float">
            <text:p>47.61</text:p>
          </table:table-cell>
          <table:table-cell office:value-type="float" office:value="14.1" calcext:value-type="float">
            <text:p>14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6.1" calcext:value-type="float">
            <text:p>46.1</text:p>
          </table:table-cell>
          <table:table-cell office:value-type="float" office:value="14.45" calcext:value-type="float">
            <text:p>14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.6" calcext:value-type="float">
            <text:p>44.6</text:p>
          </table:table-cell>
          <table:table-cell office:value-type="float" office:value="13.57" calcext:value-type="float">
            <text:p>13.57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.71" calcext:value-type="float">
            <text:p>43.71</text:p>
          </table:table-cell>
          <table:table-cell office:value-type="float" office:value="14.45" calcext:value-type="float">
            <text:p>14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43.89" calcext:value-type="float">
            <text:p>43.89</text:p>
          </table:table-cell>
          <table:table-cell office:value-type="float" office:value="16.31" calcext:value-type="float">
            <text:p>16.3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4.42" calcext:value-type="float">
            <text:p>44.42</text:p>
          </table:table-cell>
          <table:table-cell office:value-type="float" office:value="21" calcext:value-type="float">
            <text:p>21</text:p>
          </table:table-cell>
          <table:table-cell table:number-columns-repeated="7"/>
        </table:table-row>
        <table:table-row table:style-name="ro1">
          <table:table-cell/>
          <table:table-cell office:value-type="float" office:value="41.41" calcext:value-type="float">
            <text:p>41.41</text:p>
          </table:table-cell>
          <table:table-cell office:value-type="float" office:value="20.2" calcext:value-type="float">
            <text:p>20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38.57" calcext:value-type="float">
            <text:p>38.57</text:p>
          </table:table-cell>
          <table:table-cell office:value-type="float" office:value="19.67" calcext:value-type="float">
            <text:p>19.67</text:p>
          </table:table-cell>
          <table:table-cell table:number-columns-repeated="7"/>
        </table:table-row>
        <table:table-row table:style-name="ro1">
          <table:table-cell/>
          <table:table-cell office:value-type="float" office:value="37.59" calcext:value-type="float">
            <text:p>37.59</text:p>
          </table:table-cell>
          <table:table-cell office:value-type="float" office:value="22.26" calcext:value-type="float">
            <text:p>22.26</text:p>
          </table:table-cell>
          <table:table-cell table:number-columns-repeated="7"/>
        </table:table-row>
        <table:table-row table:style-name="ro1">
          <table:table-cell/>
          <table:table-cell office:value-type="float" office:value="34.67" calcext:value-type="float">
            <text:p>34.67</text:p>
          </table:table-cell>
          <table:table-cell office:value-type="float" office:value="22.61" calcext:value-type="float">
            <text:p>22.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28.03" calcext:value-type="float">
            <text:p>28.03</text:p>
          </table:table-cell>
          <table:table-cell office:value-type="float" office:value="27.84" calcext:value-type="float">
            <text:p>27.84</text:p>
          </table:table-cell>
          <table:table-cell table:number-columns-repeated="7"/>
        </table:table-row>
        <table:table-row table:style-name="ro1">
          <table:table-cell/>
          <table:table-cell office:value-type="float" office:value="21.03" calcext:value-type="float">
            <text:p>21.03</text:p>
          </table:table-cell>
          <table:table-cell office:value-type="float" office:value="28.1" calcext:value-type="float">
            <text:p>28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9.61" calcext:value-type="float">
            <text:p>19.61</text:p>
          </table:table-cell>
          <table:table-cell office:value-type="float" office:value="25.27" calcext:value-type="float">
            <text:p>25.27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.23" calcext:value-type="float">
            <text:p>20.23</text:p>
          </table:table-cell>
          <table:table-cell office:value-type="float" office:value="24.38" calcext:value-type="float">
            <text:p>24.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20.05" calcext:value-type="float">
            <text:p>20.05</text:p>
          </table:table-cell>
          <table:table-cell office:value-type="float" office:value="22.7" calcext:value-type="float">
            <text:p>22.7</text:p>
          </table:table-cell>
          <table:table-cell table:number-columns-repeated="7"/>
        </table:table-row>
        <table:table-row table:style-name="ro1">
          <table:table-cell/>
          <table:table-cell office:value-type="float" office:value="17.4" calcext:value-type="float">
            <text:p>17.4</text:p>
          </table:table-cell>
          <table:table-cell office:value-type="float" office:value="22.61" calcext:value-type="float">
            <text:p>22.61</text:p>
          </table:table-cell>
          <table:table-cell table:number-columns-repeated="7"/>
        </table:table-row>
        <table:table-row table:style-name="ro1">
          <table:table-cell/>
          <table:table-cell office:value-type="float" office:value="15.09" calcext:value-type="float">
            <text:p>15.09</text:p>
          </table:table-cell>
          <table:table-cell office:value-type="float" office:value="21.91" calcext:value-type="float">
            <text:p>21.91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62" calcext:value-type="float">
            <text:p>5.62</text:p>
          </table:table-cell>
          <table:table-cell office:value-type="float" office:value="25.59" calcext:value-type="float">
            <text:p>25.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5.4" calcext:value-type="float">
            <text:p>5.4</text:p>
          </table:table-cell>
          <table:table-cell office:value-type="float" office:value="27.69" calcext:value-type="float">
            <text:p>27.69</text:p>
          </table:table-cell>
          <table:table-cell table:number-columns-repeated="7"/>
        </table:table-row>
        <table:table-row table:style-name="ro1">
          <table:table-cell/>
          <table:table-cell office:value-type="float" office:value="0.75" calcext:value-type="float">
            <text:p>0.75</text:p>
          </table:table-cell>
          <table:table-cell office:value-type="float" office:value="30.51" calcext:value-type="float">
            <text:p>30.5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4.68" calcext:value-type="float">
            <text:p>-4.68</text:p>
          </table:table-cell>
          <table:table-cell office:value-type="float" office:value="30.68" calcext:value-type="float">
            <text:p>30.6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7.55" calcext:value-type="float">
            <text:p>-7.55</text:p>
          </table:table-cell>
          <table:table-cell office:value-type="float" office:value="32.73" calcext:value-type="float">
            <text:p>32.7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0.65" calcext:value-type="float">
            <text:p>-10.65</text:p>
          </table:table-cell>
          <table:table-cell office:value-type="float" office:value="33.39" calcext:value-type="float">
            <text:p>33.3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5.93" calcext:value-type="float">
            <text:p>-15.93</text:p>
          </table:table-cell>
          <table:table-cell office:value-type="float" office:value="33.48" calcext:value-type="float">
            <text:p>33.4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8.14" calcext:value-type="float">
            <text:p>-18.14</text:p>
          </table:table-cell>
          <table:table-cell office:value-type="float" office:value="32.1" calcext:value-type="float">
            <text:p>32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91" calcext:value-type="float">
            <text:p>-19.91</text:p>
          </table:table-cell>
          <table:table-cell office:value-type="float" office:value="31.82" calcext:value-type="float">
            <text:p>31.8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47" calcext:value-type="float">
            <text:p>-19.47</text:p>
          </table:table-cell>
          <table:table-cell office:value-type="float" office:value="29.72" calcext:value-type="float">
            <text:p>29.7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2.18" calcext:value-type="float">
            <text:p>-22.18</text:p>
          </table:table-cell>
          <table:table-cell office:value-type="float" office:value="22.36" calcext:value-type="float">
            <text:p>22.36</text:p>
          </table:table-cell>
          <table:table-cell table:number-columns-repeated="7"/>
        </table:table-row>
        <table:table-row table:style-name="ro1">
          <table:table-cell/>
          <table:table-cell office:value-type="float" office:value="-19.36" calcext:value-type="float">
            <text:p>-19.36</text:p>
          </table:table-cell>
          <table:table-cell office:value-type="float" office:value="18.38" calcext:value-type="float">
            <text:p>18.38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3.13" calcext:value-type="float">
            <text:p>-23.13</text:p>
          </table:table-cell>
          <table:table-cell office:value-type="float" office:value="19.54" calcext:value-type="float">
            <text:p>19.5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1.35" calcext:value-type="float">
            <text:p>-21.35</text:p>
          </table:table-cell>
          <table:table-cell office:value-type="float" office:value="14.34" calcext:value-type="float">
            <text:p>14.3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5.79" calcext:value-type="float">
            <text:p>-25.79</text:p>
          </table:table-cell>
          <table:table-cell office:value-type="float" office:value="13.2" calcext:value-type="float">
            <text:p>13.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28.22" calcext:value-type="float">
            <text:p>-28.22</text:p>
          </table:table-cell>
          <table:table-cell office:value-type="float" office:value="9.33" calcext:value-type="float">
            <text:p>9.3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37" calcext:value-type="float">
            <text:p>-34.37</text:p>
          </table:table-cell>
          <table:table-cell office:value-type="float" office:value="0.59" calcext:value-type="float">
            <text:p>0.59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8.24" calcext:value-type="float">
            <text:p>-38.24</text:p>
          </table:table-cell>
          <table:table-cell office:value-type="float" office:value="-3.45" calcext:value-type="float">
            <text:p>-3.45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6.36" calcext:value-type="float">
            <text:p>-36.36</text:p>
          </table:table-cell>
          <table:table-cell office:value-type="float" office:value="-5.83" calcext:value-type="float">
            <text:p>-5.83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36" calcext:value-type="float">
            <text:p>-35.36</text:p>
          </table:table-cell>
          <table:table-cell office:value-type="float" office:value="-8.1" calcext:value-type="float">
            <text:p>-8.1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3.21" calcext:value-type="float">
            <text:p>-33.21</text:p>
          </table:table-cell>
          <table:table-cell office:value-type="float" office:value="-10.14" calcext:value-type="float">
            <text:p>-10.1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4.04" calcext:value-type="float">
            <text:p>-34.04</text:p>
          </table:table-cell>
          <table:table-cell office:value-type="float" office:value="-13.12" calcext:value-type="float">
            <text:p>-13.12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5.74" calcext:value-type="float">
            <text:p>-35.74</text:p>
          </table:table-cell>
          <table:table-cell office:value-type="float" office:value="-14.64" calcext:value-type="float">
            <text:p>-14.64</text:p>
          </table:table-cell>
          <table:table-cell table:number-columns-repeated="7"/>
        </table:table-row>
        <table:table-row table:style-name="ro1">
          <table:table-cell/>
          <table:table-cell office:value-type="float" office:value="-37.02" calcext:value-type="float">
            <text:p>-37.02</text:p>
          </table:table-cell>
          <table:table-cell office:value-type="float" office:value="-16.58" calcext:value-type="float">
            <text:p>-16.58</text:p>
          </table:table-cell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120">
      <number:number number:decimal-places="1" number:min-integer-digits="1"/>
    </number:number-style>
    <number:number-style style:name="N121">
      <number:number number:decimal-places="3" number:min-integer-digits="1"/>
    </number:number-style>
    <number:number-style style:name="N122">
      <number:number number:decimal-places="4" number:min-integer-digits="1"/>
    </number:number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1-04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1-03T10:18:09.697384987</meta:creation-date>
    <dc:date>2015-01-04T00:26:38.293609364</dc:date>
    <meta:editing-duration>PT13H21M51S</meta:editing-duration>
    <meta:editing-cycles>1</meta:editing-cycles>
    <meta:document-statistic meta:table-count="1" meta:cell-count="389" meta:object-count="1"/>
    <meta:generator>LibreOffice/4.2.7.2$Linux_X86_64 LibreOffice_project/42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122">
      <number:number number:decimal-places="4"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symbol-type="automatic" chart:include-hidden-cells="false" chart:auto-position="true" chart:auto-size="true" chart:treat-empty-cells="ignore" chart:right-angled-axes="true"/>
    </style:style>
    <style:style style:name="ch3" style:family="chart" style:data-style-name="N122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4" style:family="chart">
      <style:graphic-properties svg:stroke-color="#b3b3b3"/>
    </style:style>
    <style:style style:name="ch5" style:family="chart" style:data-style-name="N122">
      <style:chart-properties chart:symbol-type="named-symbol" chart:symbol-name="square" chart:symbol-width="0.25cm" chart:symbol-height="0.25cm" chart:link-data-style-to-source="true"/>
      <style:graphic-properties svg:stroke-width="0.08cm" svg:stroke-color="#004586" draw:fill-color="#004586"/>
      <style:text-properties fo:font-size="10pt" style:font-size-asian="10pt" style:font-size-complex="10pt"/>
    </style:style>
    <style:style style:name="ch6" style:family="chart">
      <style:graphic-properties draw:stroke="solid" svg:stroke-color="#b3b3b3" draw:fill="none" draw:fill-color="#e6e6e6"/>
    </style:style>
    <style:style style:name="ch7" style:family="chart">
      <style:graphic-properties svg:stroke-color="#b3b3b3" draw:fill-color="#cccccc"/>
    </style:style>
  </office:automatic-styles>
  <office:body>
    <office:chart>
      <chart:chart svg:width="10.236cm" svg:height="9cm" xlink:href=".." xlink:type="simple" chart:class="chart:scatter" chart:style-name="ch1">
        <chart:plot-area chart:style-name="ch2" table:cell-range-address="Sheet1.G12:Sheet1.H63" svg:x="0.204cm" svg:y="0.18cm" svg:width="9.828cm" svg:height="8.64cm">
          <chartooo:coordinate-region svg:x="0.773cm" svg:y="0.379cm" svg:width="8.741cm" svg:height="8.242cm"/>
          <chart:axis chart:dimension="x" chart:name="primary-x" chart:style-name="ch3"/>
          <chart:axis chart:dimension="y" chart:name="primary-y" chart:style-name="ch3">
            <chart:grid chart:style-name="ch4" chart:class="major"/>
          </chart:axis>
          <chart:series chart:style-name="ch5" chart:values-cell-range-address="Sheet1.H12:Sheet1.H63" chart:class="chart:scatter">
            <chart:domain table:cell-range-address="Sheet1.G12:Sheet1.G63"/>
            <chart:data-point chart:repeated="52"/>
          </chart:series>
          <chart:wall chart:style-name="ch6"/>
          <chart:floor chart:style-name="ch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G</text:p>
              </table:table-cell>
              <table:table-cell office:value-type="string">
                <text:p>Column H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1.90492327994993">
                <text:p>1.90492327994993</text:p>
                <draw:g>
                  <svg:desc>Sheet1.G12:Sheet1.G63</svg:desc>
                </draw:g>
              </table:table-cell>
              <table:table-cell office:value-type="float" office:value="-20">
                <text:p>-20</text:p>
                <draw:g>
                  <svg:desc>Sheet1.H12:Sheet1.H63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.81168969843872">
                <text:p>1.81168969843872</text:p>
              </table:table-cell>
              <table:table-cell office:value-type="float" office:value="-19.411346333515">
                <text:p>-19.411346333515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.54111530645996">
                <text:p>1.54111530645996</text:p>
              </table:table-cell>
              <table:table-cell office:value-type="float" office:value="-18.8803141892968">
                <text:p>-18.8803141892968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.11968581070318">
                <text:p>1.11968581070318</text:p>
              </table:table-cell>
              <table:table-cell office:value-type="float" office:value="-18.45888469354">
                <text:p>-18.45888469354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0.588653666484995">
                <text:p>0.588653666484995</text:p>
              </table:table-cell>
              <table:table-cell office:value-type="float" office:value="-18.1883103015613">
                <text:p>-18.1883103015613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.16642909870598E-016">
                <text:p>1.16642909870598E-016</text:p>
              </table:table-cell>
              <table:table-cell office:value-type="float" office:value="-18.0950767200501">
                <text:p>-18.095076720050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-0.588653666484995">
                <text:p>-0.588653666484995</text:p>
              </table:table-cell>
              <table:table-cell office:value-type="float" office:value="-18.1883103015613">
                <text:p>-18.1883103015613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-1.11968581070318">
                <text:p>-1.11968581070318</text:p>
              </table:table-cell>
              <table:table-cell office:value-type="float" office:value="-18.45888469354">
                <text:p>-18.45888469354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-1.54111530645996">
                <text:p>-1.54111530645996</text:p>
              </table:table-cell>
              <table:table-cell office:value-type="float" office:value="-18.8803141892968">
                <text:p>-18.8803141892968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-1.81168969843872">
                <text:p>-1.81168969843872</text:p>
              </table:table-cell>
              <table:table-cell office:value-type="float" office:value="-19.411346333515">
                <text:p>-19.411346333515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-1.90492327994993">
                <text:p>-1.9049232799499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-1.81168969843872">
                <text:p>-1.81168969843872</text:p>
              </table:table-cell>
              <table:table-cell office:value-type="float" office:value="-20.588653666485">
                <text:p>-20.588653666485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-1.54111530645996">
                <text:p>-1.54111530645996</text:p>
              </table:table-cell>
              <table:table-cell office:value-type="float" office:value="-21.1196858107032">
                <text:p>-21.1196858107032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-1.11968581070318">
                <text:p>-1.11968581070318</text:p>
              </table:table-cell>
              <table:table-cell office:value-type="float" office:value="-21.54111530646">
                <text:p>-21.54111530646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-0.588653666484995">
                <text:p>-0.588653666484995</text:p>
              </table:table-cell>
              <table:table-cell office:value-type="float" office:value="-21.8116896984387">
                <text:p>-21.811689698438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-3.49928729611795E-016">
                <text:p>-3.49928729611795E-016</text:p>
              </table:table-cell>
              <table:table-cell office:value-type="float" office:value="-21.9049232799499">
                <text:p>-21.9049232799499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0.588653666484995">
                <text:p>0.588653666484995</text:p>
              </table:table-cell>
              <table:table-cell office:value-type="float" office:value="-21.8116896984387">
                <text:p>-21.811689698438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.11968581070318">
                <text:p>1.11968581070318</text:p>
              </table:table-cell>
              <table:table-cell office:value-type="float" office:value="-21.54111530646">
                <text:p>-21.54111530646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.54111530645996">
                <text:p>1.54111530645996</text:p>
              </table:table-cell>
              <table:table-cell office:value-type="float" office:value="-21.1196858107032">
                <text:p>-21.119685810703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.81168969843872">
                <text:p>1.81168969843872</text:p>
              </table:table-cell>
              <table:table-cell office:value-type="float" office:value="-20.588653666485">
                <text:p>-20.588653666485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.90492327994993">
                <text:p>1.9049232799499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NaN">
                <text:p>NaN</text:p>
              </table:table-cell>
              <table:table-cell office:value-type="float" office:value="NaN">
                <text:p>NaN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.81168969843872">
                <text:p>1.81168969843872</text:p>
              </table:table-cell>
              <table:table-cell office:value-type="float" office:value="-19.411346333515">
                <text:p>-19.411346333515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.54111530645996">
                <text:p>1.54111530645996</text:p>
              </table:table-cell>
              <table:table-cell office:value-type="float" office:value="-18.8803141892968">
                <text:p>-18.8803141892968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.11968581070318">
                <text:p>1.11968581070318</text:p>
              </table:table-cell>
              <table:table-cell office:value-type="float" office:value="-18.45888469354">
                <text:p>-18.45888469354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0.588653666484996">
                <text:p>0.588653666484996</text:p>
              </table:table-cell>
              <table:table-cell office:value-type="float" office:value="-18.1883103015613">
                <text:p>-18.1883103015613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5.83214549352991E-016">
                <text:p>5.83214549352991E-016</text:p>
              </table:table-cell>
              <table:table-cell office:value-type="float" office:value="-18.0950767200501">
                <text:p>-18.095076720050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-0.588653666484994">
                <text:p>-0.588653666484994</text:p>
              </table:table-cell>
              <table:table-cell office:value-type="float" office:value="-18.1883103015613">
                <text:p>-18.1883103015613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-1.11968581070318">
                <text:p>-1.11968581070318</text:p>
              </table:table-cell>
              <table:table-cell office:value-type="float" office:value="-18.45888469354">
                <text:p>-18.45888469354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-1.54111530645996">
                <text:p>-1.54111530645996</text:p>
              </table:table-cell>
              <table:table-cell office:value-type="float" office:value="-18.8803141892968">
                <text:p>-18.880314189296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-1.81168969843872">
                <text:p>-1.81168969843872</text:p>
              </table:table-cell>
              <table:table-cell office:value-type="float" office:value="-19.411346333515">
                <text:p>-19.411346333515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-1.90492327994993">
                <text:p>-1.9049232799499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-1.81168969843872">
                <text:p>-1.81168969843872</text:p>
              </table:table-cell>
              <table:table-cell office:value-type="float" office:value="-20.588653666485">
                <text:p>-20.588653666485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-1.54111530645996">
                <text:p>-1.54111530645996</text:p>
              </table:table-cell>
              <table:table-cell office:value-type="float" office:value="-21.1196858107032">
                <text:p>-21.1196858107032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-1.11968581070318">
                <text:p>-1.11968581070318</text:p>
              </table:table-cell>
              <table:table-cell office:value-type="float" office:value="-21.54111530646">
                <text:p>-21.54111530646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-0.588653666484996">
                <text:p>-0.588653666484996</text:p>
              </table:table-cell>
              <table:table-cell office:value-type="float" office:value="-21.8116896984387">
                <text:p>-21.8116896984387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-8.16500369094187E-016">
                <text:p>-8.16500369094187E-016</text:p>
              </table:table-cell>
              <table:table-cell office:value-type="float" office:value="-21.9049232799499">
                <text:p>-21.9049232799499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0.588653666484994">
                <text:p>0.588653666484994</text:p>
              </table:table-cell>
              <table:table-cell office:value-type="float" office:value="-21.8116896984387">
                <text:p>-21.811689698438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.11968581070318">
                <text:p>1.11968581070318</text:p>
              </table:table-cell>
              <table:table-cell office:value-type="float" office:value="-21.54111530646">
                <text:p>-21.54111530646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.54111530645996">
                <text:p>1.54111530645996</text:p>
              </table:table-cell>
              <table:table-cell office:value-type="float" office:value="-21.1196858107032">
                <text:p>-21.1196858107032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1.81168969843872">
                <text:p>1.81168969843872</text:p>
              </table:table-cell>
              <table:table-cell office:value-type="float" office:value="-20.588653666485">
                <text:p>-20.588653666485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.90492327994993">
                <text:p>1.90492327994993</text:p>
              </table:table-cell>
              <table:table-cell office:value-type="float" office:value="-20">
                <text:p>-20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1.81168969843872">
                <text:p>1.81168969843872</text:p>
              </table:table-cell>
              <table:table-cell office:value-type="float" office:value="-19.411346333515">
                <text:p>-19.411346333515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.54111530645996">
                <text:p>1.54111530645996</text:p>
              </table:table-cell>
              <table:table-cell office:value-type="float" office:value="-18.8803141892968">
                <text:p>-18.8803141892968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1.11968581070318">
                <text:p>1.11968581070318</text:p>
              </table:table-cell>
              <table:table-cell office:value-type="float" office:value="-18.45888469354">
                <text:p>-18.45888469354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0.588653666484996">
                <text:p>0.588653666484996</text:p>
              </table:table-cell>
              <table:table-cell office:value-type="float" office:value="-18.1883103015613">
                <text:p>-18.18831030156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.04978618883538E-015">
                <text:p>1.04978618883538E-015</text:p>
              </table:table-cell>
              <table:table-cell office:value-type="float" office:value="-18.0950767200501">
                <text:p>-18.0950767200501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-0.588653666484994">
                <text:p>-0.588653666484994</text:p>
              </table:table-cell>
              <table:table-cell office:value-type="float" office:value="-18.1883103015613">
                <text:p>-18.1883103015613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-1.11968581070318">
                <text:p>-1.11968581070318</text:p>
              </table:table-cell>
              <table:table-cell office:value-type="float" office:value="-18.45888469354">
                <text:p>-18.45888469354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-1.54111530645996">
                <text:p>-1.54111530645996</text:p>
              </table:table-cell>
              <table:table-cell office:value-type="float" office:value="-18.8803141892968">
                <text:p>-18.8803141892968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-1.81168969843872">
                <text:p>-1.81168969843872</text:p>
              </table:table-cell>
              <table:table-cell office:value-type="float" office:value="-19.411346333515">
                <text:p>-19.411346333515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-1.90492327994993">
                <text:p>-1.90492327994993</text:p>
              </table:table-cell>
              <table:table-cell office:value-type="float" office:value="-20">
                <text:p>-20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4.2.7.2$Linux_X86_64 LibreOffice_project/42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styles/>
</office:document-styles>
</file>